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Roman 12" svg:font-family="'LM Roman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M Roman 12" fo:font-size="14pt" officeooo:rsid="0007121a" officeooo:paragraph-rsid="0007121a" style:font-size-asian="12.25pt" style:font-size-complex="14pt"/>
    </style:style>
    <style:style style:name="P2" style:family="paragraph" style:parent-style-name="Standard">
      <style:paragraph-properties fo:text-align="start" style:justify-single-word="false"/>
      <style:text-properties style:font-name="LM Roman 12" fo:font-size="14pt" officeooo:rsid="0007121a" officeooo:paragraph-rsid="0007121a"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or</text:p>
      <text:p text:style-name="P2"/>
      <text:p text:style-name="P2"><text:tab/>When the max value was set to 10, the outline of the Mandelbrot image was <text:s/>not sharp, and was completely black. As the max values increased, the image started to include much more color and detail. Every time the max value was increased by a factor of 10, the image became sharper and so did the colors of the image.</text:p>
      <text:p text:style-name="P2"><text:tab/>When the float value for color was changed, the sharpness of the image did not change, but the colors of the image did. As the float value changed, the image's red color became much sharper, and more dominant in the image. When the float value was set at 32, blue and purple were very present in the outline of the image. As the value increased, blue and purple were no longer present, and red and orange became more dominant in the pic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Roman 12" svg:font-family="'LM Roman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4:03:00.300522644</meta:creation-date>
    <dc:date>2014-11-19T14:09:51.667030323</dc:date>
    <meta:editing-duration>P0D</meta:editing-duration>
    <meta:editing-cycles>1</meta:editing-cycles>
    <meta:document-statistic meta:table-count="0" meta:image-count="0" meta:object-count="0" meta:page-count="1" meta:paragraph-count="3" meta:word-count="143" meta:character-count="765" meta:non-whitespace-character-count="621"/>
    <meta:generator>LibreOffice/4.2.7.2$Linux_X86_64 LibreOffice_project/420m0$Build-2</meta:generator>
  </office:meta>
</office:document-meta>
</file>